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vOT1ef757c0" svg:font-family="AdvOT1ef757c0" style:font-family-generic="system" style:font-pitch="variable"/>
    <style:font-face style:name="AdvOT7d6df7ab.I" svg:font-family="AdvOT7d6df7ab.I" style:font-family-generic="system" style:font-pitch="variable"/>
    <style:font-face style:name="AdvP4C4E51" svg:font-family="AdvP4C4E51"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0436"/>
    </style:style>
    <style:style style:name="P2" style:family="paragraph" style:parent-style-name="Standard">
      <style:text-properties officeooo:paragraph-rsid="000d0436" style:font-name-complex="AdvOT1ef757c0"/>
    </style:style>
    <style:style style:name="P3" style:family="paragraph" style:parent-style-name="Standard">
      <style:text-properties officeooo:paragraph-rsid="000d0436"/>
    </style:style>
    <style:style style:name="P4" style:family="paragraph" style:parent-style-name="Plain_20_Text">
      <style:paragraph-properties fo:padding-left="0in" fo:padding-right="0in" fo:padding-top="0in" fo:padding-bottom="0.0138in" fo:border-left="none" fo:border-right="none" fo:border-top="none" fo:border-bottom="0.74pt solid #00000a"/>
      <style:text-properties fo:font-style="italic" officeooo:paragraph-rsid="000d0436" style:font-style-asian="italic"/>
    </style:style>
    <style:style style:name="P5" style:family="paragraph" style:parent-style-name="Plain_20_Text">
      <style:paragraph-properties fo:padding-left="0in" fo:padding-right="0in" fo:padding-top="0in" fo:padding-bottom="0.0138in" fo:border-left="none" fo:border-right="none" fo:border-top="none" fo:border-bottom="0.74pt solid #00000a"/>
      <style:text-properties officeooo:paragraph-rsid="000d0436"/>
    </style:style>
    <style:style style:name="P6" style:family="paragraph" style:parent-style-name="Plain_20_Text">
      <style:paragraph-properties fo:padding-left="0in" fo:padding-right="0in" fo:padding-top="0in" fo:padding-bottom="0.0138in" fo:border-left="none" fo:border-right="none" fo:border-top="none" fo:border-bottom="0.74pt solid #00000a"/>
      <style:text-properties officeooo:rsid="000d0436" officeooo:paragraph-rsid="000d0436"/>
    </style:style>
    <style:style style:name="P7" style:family="paragraph" style:parent-style-name="Plain_20_Text">
      <style:text-properties officeooo:paragraph-rsid="000d0436"/>
    </style:style>
    <style:style style:name="P8" style:family="paragraph" style:parent-style-name="Plain_20_Text">
      <style:paragraph-properties fo:margin-left="0in" fo:margin-right="0in" fo:text-indent="0.5in" style:auto-text-indent="false" fo:padding-left="0in" fo:padding-right="0in" fo:padding-top="0in" fo:padding-bottom="0.0138in" fo:border-left="none" fo:border-right="none" fo:border-top="none" fo:border-bottom="0.74pt solid #00000a"/>
      <style:text-properties officeooo:paragraph-rsid="000d0436"/>
    </style:style>
    <style:style style:name="P9" style:family="paragraph" style:parent-style-name="Heading_20_1">
      <style:text-properties officeooo:paragraph-rsid="000d0436"/>
    </style:style>
    <style:style style:name="P10" style:family="paragraph" style:parent-style-name="Title">
      <style:text-properties officeooo:rsid="000d0436" officeooo:paragraph-rsid="000d0436"/>
    </style:style>
    <style:style style:name="P11" style:family="paragraph" style:parent-style-name="Title">
      <style:paragraph-properties fo:break-before="page"/>
      <style:text-properties officeooo:rsid="000d0436" officeooo:paragraph-rsid="000d0436"/>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name-complex="AdvOT1ef757c0"/>
    </style:style>
    <style:style style:name="T4" style:family="text">
      <style:text-properties style:font-name-complex="AdvP4C4E51"/>
    </style:style>
    <style:style style:name="T5" style:family="text">
      <style:text-properties style:font-name-complex="AdvOT7d6df7ab.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view round 1</text:p>
      <text:p text:style-name="P7">Reviewer #2: Megan Head et al. Please see comments in attachment.</text:p>
      <text:p text:style-name="P1"><text:span text:style-name="T2">Response to Reanalyzing Head et al (2015): No widespread p-hacking after all?</text:span></text:p>
      <text:p text:style-name="P3">The author raises some valid points and I think their comment is well thought through. I commend their effort to check the robustness of our findings and offer alternative analyses. Here I will detail some of the reasoning behind our methods and comment on why we believe our method is preferable to the “strong reanalysis” that the Dr. Hartgerink suggests.</text:p>
      <text:p text:style-name="P3">[Reviewer 2 remark #1]</text:p>
      <text:p text:style-name="P3"><text:span text:style-name="T2">Our data selection criteria</text:span></text:p>
      <text:p text:style-name="P3">The author states that we use four data selection criteria that require more justification. We do that here:</text:p>
      <text:p text:style-name="P3">i) using papers with one DOI: we neglected to state this in our manuscript, but the reason we did this was that when we inspected papers that had more than one DOI they appeared to be collections of conference papers or abstracts, since these were not research articles we decided to exclude them. We did not systematically check that this was the case for a large number of papers, because we had no reason to believe that this exclusion criteria would bias our results in any particular direction, but rather would just reduce our sample size. Since statistical power was not an issue with our very large sample sizes this was not a major concern, and we thought it better to restrict our data to papers with only one DOI. This supposition is supported by Dr. Hartgerink’s reanalysis: the measured effect size is similar, but the p value associated with it is smaller due to the increase sample size.</text:p>
      <text:p text:style-name="P3">ii) papers with non-zero authors: the reason we excluded these papers is exactly that described in the comment, that is, that they tend not to be original research papers.</text:p>
      <text:p text:style-name="P3">iii) not including papers with p = 0.05: We reasoned that not all papers reporting p=0.05 regarded this result as significant, and given this we preferred to err on the side of being conservative. We had not seen the paper, Nuijten et al (2015), which shows that ~95% of 236 cases reporting p as exactly 0.05 as statistically significant. This result is good justification for including p = 0.05 in our dataset. However, the bins used in our analysis did not include 0.05, for an additional reason, namely the problems caused by authors rounding their p values to 2 decimal places (as mentioned by Hartgerink later in his comment).</text:p>
      <text:p text:style-name="P3">iv) retaining only exact p-values: the reason for excluding p-values presented as p&lt;0.05, was that it is impossible to know what they really were without recalculating them from test statistics, which is clearly impossible for the very large dataset obtained using our text mining approach. Dr Hartgerink seems to concur that this criterion was justified.</text:p>
      <text:p text:style-name="P3">***</text:p>
      <text:p text:style-name="P3"><text:span text:style-name="T1">[Response to reviewer 2 remark #1]</text:span></text:p>
      <text:p text:style-name="P3"><text:span text:style-name="T1">I thank the reviewers for clarifying their data analytic choices. On points (ii) and (iv) the reviewers correctly state I agree with their judgment. On point (i) there seems to be a minor difference of opinion with respect to the DOI selection. Considering that, as the reviewers note, the results are similar, the conclusion seems that it does not really matter. I retained the selection change of point (i) in the text (see page 4 line 18-20 of the revised MS), to show that it does not matter for the sensitivity reanalysis and actually strengthens the case of the original authors. On point (iii) the reviewers seem to agree with the selection change (but hedge to disagreeing with the later analyses, which I respond to in remark #3).</text:span></text:p>
      <text:p text:style-name="P3">***</text:p>
      <text:p text:style-name="P3">[Reviewer 2 remark #2]</text:p>
      <text:p text:style-name="P3"><text:span text:style-name="T2">Sensitivity reanalysis</text:span></text:p>
      <text:p text:style-name="P3">The author states that this reanalysis only changed the data selection criteria and not the actual analysis. <text:soft-page-break/>When looking at the code provided on OSF it appears that the author has also altered the bins. This is an important issue and I think the author should make this clear in their comment. One of the reasons we chose the bins we did was to avoid problems arising when researchers round results to two decimal places (we go into this more below in response to Dr Hartgerink’s <text:s/>strong analysis). </text:p>
      <text:p text:style-name="P3"><text:span text:style-name="T1">***</text:span></text:p>
      <text:p text:style-name="P3"><text:span text:style-name="T1">[Response to reviewer 2 remark #2]</text:span></text:p>
      <text:p text:style-name="P3"><text:span text:style-name="T1">I thank the reviewers for taking the time to inspect my analysis code. They state that I altered the bin selection in the sensitivity reanalysis, but I cannot find any such alteration in my code. I used the original code for the sensitivity reanalysis (lines 59-73 of the original `analysis.r` file as available on Dryad, which correspond to lines 84-98 in the `chjh analyses.r` file). The only changes made are data selection changes as recognized in reviewer 2 remark #1, but these do not pertain to the bin selection. The bin selection changed only for the “strong reanalysis” of the previously submitted MS. This remark therefore seems incorrect.</text:span></text:p>
      <text:p text:style-name="P3"><text:span text:style-name="T1">***</text:span></text:p>
      <text:p text:style-name="P3">[Reviewer 2 remark #3]</text:p>
      <text:p text:style-name="P3"><text:span text:style-name="T2">Data analytic strategy and Strong reanalysis</text:span></text:p>
      <text:p text:style-name="P3">We agree with Dr. Hartgerink that careful selection of the bins that are compared is of vital importance and we put a lot of thought into the appropriate bins to use before beginning our analyses. The issue of how to deal with inexact reporting (i.e. p&lt; rather than p=) and rounding were major considerations when selecting our bins. Another major consideration was being able to detect p-hacking in the presence of strong evidential value (i.e. if most p-0values document tests where the true effect size is non-zero, the distribution of p values will show right skew, hindering our power to detect p-hacking, which tends to add left skew). </text:p>
      <text:p text:style-name="P3">To avoid issues associated with two decimal reporting, the edges of our bins did not contain p values that could be exactly expressed in a number given to two decimal places; that is, the bins excluded numbers like 0.04. The bin ranges were: <text:span text:style-name="T3">0.04 </text:span><text:span text:style-name="T4">&lt; </text:span><text:span text:style-name="T5">p </text:span><text:span text:style-name="T4">&lt; </text:span><text:span text:style-name="T3">0.045 (lower bin), and 0.045 </text:span><text:span text:style-name="T4">&lt; </text:span><text:span text:style-name="T3">p </text:span><text:span text:style-name="T4">&lt; </text:span><text:span text:style-name="T3">0.05 (upper bin). Our choice of bins does mean excluding values of p=0.05 however, which the authors comment suggests makes our analysis more conservative.</text:span></text:p>
      <text:p text:style-name="P3"><text:span text:style-name="T3">In order to enable inclusion of p-values equal to 0.05 Dr. Hartgerink instead chooses to compare bins that both include p-values reported to two decimal places (lower bin: 0.03875-0.04, upper bin 0.04875-0.05). The choice of these bins raises two important issues: 1) It assumes that studies are equally likely to round to 0.04 as they are to 0.05. Given that 0.05 is the threshold of significance and 0.04 is not, we think it is reasonable to believe that rounding rules may be applied differently around 0.04 and 0.05, and thus that it is unwise to include the numbers 0.04 and 0.05 in a test for p hacking. For instance, p-values that are just under 0.05 may be more likely to be reported as &lt;0.05 than rounded up to 0.05 (and thus disappear from our dataset), whereas p-values that are just under 0.04 are more likely to be rounded up than reported as &lt;0.04. This bias in reporting practice would cause a dearth of p values in the upper bin, and hence mask evidence of p-hacking (this is likely one of the reasons that Dr. Hartgerink’s test did not produce the same evidence for p hacking as ours). 2) The use of bins that are not directly next to each other makes it more difficult to detect p-hacking when there is evidential value (i.e. data in which there is a true effect). Evidential value leads to a strong right skew in the distribution of p-values. P-hacking leads to a left skew in p-values just below 0.05. When these two distributions are combined strong evidential value can mask p-hacking even if it is prevalent. <text:s/>To be sensitive to p-hacking in the face of strong evidential value, a test must include bins as close to 0.05 as possible. While this doesn’t make the authors choice of bins wrong, it does make them less sensitive to p-hacking and it is not surprising that he did not find p-hacking using these bins.</text:span></text:p>
      <text:p text:style-name="P3"><text:span text:style-name="T3">Given the issues with assigning upper and lower bins for comparison outlined above, we believe our analysis is a better way to detect p-hacking than the one outlined in the comment. </text:span></text:p>
      <text:p text:style-name="P2"/>
      <text:p text:style-name="P3"><text:soft-page-break/><text:span text:style-name="T3">Megan Head, Luke Holman, Rob Lanfear &amp; Michael Jennions</text:span></text:p>
      <text:p text:style-name="P3"><text:span text:style-name="T3">***</text:span></text:p>
      <text:p text:style-name="P5"><text:span text:style-name="T1">[Response to reviewer 2 remark #3]</text:span></text:p>
      <text:p text:style-name="P5"><text:span text:style-name="T1">I thank the reviewers for their analysis of their own considerations and constructive comments on my analyses. The selection of .04 &lt; p &lt; .045 and .045 &lt; p &lt; .05 does indeed remove the second decimal from all analyses, but this analytic choice seems dependent on researchers interpreting only p &lt; .05 as significant. The reviewers seemed to agree with changing the selection criterion to p ≤ .05 (see remark #1 by the reviewers), but apparently stick to their analyses choices under the p &lt; .05 framework. </text:span></text:p>
      <text:p text:style-name="P5"><text:span text:style-name="T1"><text:tab/>Their critique of more rounding occurring at .05 than at .04 seems plausible and I inspected a recent paper by Krawczyk (2015) in PLOS ONE to see whether this notion is supported by data. It seems there is some evidence (Fig 5 of Krawczyk, 2015; see </text:span><text:a xlink:type="simple" xlink:href="http://journals.plos.org/plosone/article?id=10.1371/journal.pone.0127872#pone-0127872-g005" text:style-name="Internet_20_link" text:visited-style-name="Visited_20_Internet_20_Link"><text:span text:style-name="T1">here</text:span></text:a><text:span text:style-name="T1">), but this difference is not large. Hence, this is a valid point which I added as a limitation, but I note this also affects the original paper by Head et al by eliminating those values which, if not rounded, would be included in their selection. This limitation reads “the selection of only exactly reported p-values might have distorted the p-value distribution due to minor rounding biases. Previous research has indicated that p-values are somewhat more likely to be rounded to .05 rather than to .04 [18]. Therefore, selecting only exactly reported p-values might cause an underrepresentation of .05 values, because p-values are more frequently rounded and reported as &lt; .05 instead of exactly (e.g., p = .046). This limitation also applies to the original paper by Head et al. and is therefore a general, albeit minor, limitation to analyzing p-value distributions.” This addition is found on pages 6-7 lines 19-3 (across pages).</text:span></text:p>
      <text:p text:style-name="P5"><text:span text:style-name="T1"><text:tab/>Additionally, the reviewers postulate the difficulty of detecting p-hacking when there is evidential value. This is more a remark of the method of detecting p-hacking via a peak of p-values than a remark of my bin selection. P-hacking only creates left skew when specific behaviors occur (e.g., optional stopping) in specific circumstances (e.g., under the null hypothesis). This was also the main comment of reviewer #1 to which I refer for my adjustments. I fully agree and note this also applies to the original paper. </text:span></text:p>
      <text:p text:style-name="P8"><text:span text:style-name="T1">Finally, the reviewers postulate that the inability to detect p-hacking is due to using non-adjacent bins in light of evidential value. In response to this, I ran the original analysis but included the second decimal to take into account reporting bias, i.e.,.04 ≤ p &lt; .045 vs .045 &lt; p ≤ .05. This also indicates no evidence for p-hacking, despite using adjacent bins (proportion final bin: .457). I added this connotation as a limitation on page 6 lines 14-19, which reads as follows:</text:span></text:p>
      <text:p text:style-name="P8"><text:span text:style-name="T1">“In this reanalysis two minor limitations remain with respect to the data analysis. First, selecting the bins just below .04 and .05 results in selecting non-adjacent bins. Hence, the test might be less sensitive to detecting left-skew p-hacking. In light of this limitation I ran the original analysis from Head et al., but included the second decimal, which resulted in the comparison of .04 ≤ p &lt; .045 versus .045 &lt; p ≤ .05. This analysis also yielded no evidence for left-skew p-hacking, Prop. = .457, p &gt; .999, BF10 &lt; .001.”</text:span></text:p>
      <text:p text:style-name="P11">Review round 2</text:p>
      <text:h text:style-name="P9" text:outline-level="1"><text:span text:style-name="T2">Reviewer #2</text:span></text:h>
      <text:p text:style-name="P7">Megan Head et al. Please see comments in attachment.</text:p>
      <text:p text:style-name="P1"><text:span text:style-name="T2">Response to Reanalyzing Head et al (2015): No widespread p-hacking after all?</text:span></text:p>
      <text:p text:style-name="P3">The author raises some valid points and I think their comment is well thought through. I commend their effort to check the robustness of our findings and offer alternative analyses. Here I will detail some of the reasoning behind our methods and comment on why we believe our method is preferable to the “strong reanalysis” that the Dr. Hartgerink suggests.</text:p>
      <text:p text:style-name="P3">[Reviewer 2 remark #1]</text:p>
      <text:p text:style-name="P3"><text:span text:style-name="T2">Our data selection criteria</text:span></text:p>
      <text:p text:style-name="P3">The author states that we use four data selection criteria that require more justification. We do that here:</text:p>
      <text:p text:style-name="P3">i) using papers with one DOI: we neglected to state this in our manuscript, but the reason we did this was that when we inspected papers that had more than one DOI they appeared to be collections of conference papers or abstracts, since these were not research articles we decided to exclude them. We did not systematically check that this was the case for a large number of papers, because we had no reason to believe that this exclusion criteria would bias our results in any particular direction, but rather would just reduce our sample size. Since statistical power was not an issue with our very large sample sizes this was not a major concern, and we thought it better to restrict our data to papers with only one DOI. This supposition is supported by Dr. Hartgerink’s reanalysis: the measured effect size is similar, but the p value associated with it is smaller due to the increase sample size.</text:p>
      <text:p text:style-name="P3">ii) papers with non-zero authors: the reason we excluded these papers is exactly that described in the comment, that is, that they tend not to be original research papers.</text:p>
      <text:p text:style-name="P3">iii) not including papers with p = 0.05: We reasoned that not all papers reporting p=0.05 regarded this result as significant, and given this we preferred to err on the side of being conservative. We had not seen the paper, Nuijten et al (2015), which shows that ~95% of 236 cases reporting p as exactly 0.05 as statistically significant. This result is good justification for including p = 0.05 in our dataset. However, the bins used in our analysis did not include 0.05, for an additional reason, namely the problems caused by authors rounding their p values to 2 decimal places (as mentioned by Hartgerink later in his comment).</text:p>
      <text:p text:style-name="P3">iv) retaining only exact p-values: the reason for excluding p-values presented as p&lt;0.05, was that it is impossible to know what they really were without recalculating them from test statistics, which is clearly impossible for the very large dataset obtained using our text mining approach. Dr Hartgerink seems to concur that this criterion was justified.</text:p>
      <text:p text:style-name="P3">***</text:p>
      <text:p text:style-name="P3"><text:span text:style-name="T1">[Response to reviewer 2 remark #1]</text:span></text:p>
      <text:p text:style-name="P3"><text:span text:style-name="T1">I thank the reviewers for clarifying their data analytic choices. On points (ii) and (iv) the reviewers correctly state I agree with their judgment. On point (i) there seems to be a minor difference of opinion with respect to the DOI selection. Considering that, as the reviewers note, the results are similar, the conclusion seems that it does not really matter. I retained the selection change of point (i) in the text (see page 4 line 18-20 of the revised MS), to show that it does not matter for the sensitivity reanalysis and actually strengthens the case of the original authors. On point (iii) the reviewers seem to agree with the selection change (but hedge to disagreeing with the later analyses, which I respond to in remark #3).</text:span></text:p>
      <text:p text:style-name="P3">***</text:p>
      <text:p text:style-name="P3">[Reviewer 2 remark #2]</text:p>
      <text:p text:style-name="P3"><text:soft-page-break/><text:span text:style-name="T2">Sensitivity reanalysis</text:span></text:p>
      <text:p text:style-name="P3">The author states that this reanalysis only changed the data selection criteria and not the actual analysis. When looking at the code provided on OSF it appears that the author has also altered the bins. This is an important issue and I think the author should make this clear in their comment. One of the reasons we chose the bins we did was to avoid problems arising when researchers round results to two decimal places (we go into this more below in response to Dr Hartgerink’s <text:s/>strong analysis). </text:p>
      <text:p text:style-name="P3"><text:span text:style-name="T1">***</text:span></text:p>
      <text:p text:style-name="P3"><text:span text:style-name="T1">[Response to reviewer 2 remark #2]</text:span></text:p>
      <text:p text:style-name="P3"><text:span text:style-name="T1">I thank the reviewers for taking the time to inspect my analysis code. They state that I altered the bin selection in the sensitivity reanalysis, but I cannot find any such alteration in my code. I used the original code for the sensitivity reanalysis (lines 59-73 of the original `analysis.r` file as available on Dryad, which correspond to lines 84-98 in the `chjh analyses.r` file). The only changes made are data selection changes as recognized in reviewer 2 remark #1, but these do not pertain to the bin selection. The bin selection changed only for the “strong reanalysis” of the previously submitted MS. This remark therefore seems incorrect.</text:span></text:p>
      <text:p text:style-name="P3"><text:span text:style-name="T1">***</text:span></text:p>
      <text:p text:style-name="P3">[Reviewer 2 remark #3]</text:p>
      <text:p text:style-name="P3"><text:span text:style-name="T2">Data analytic strategy and Strong reanalysis</text:span></text:p>
      <text:p text:style-name="P3">We agree with Dr. Hartgerink that careful selection of the bins that are compared is of vital importance and we put a lot of thought into the appropriate bins to use before beginning our analyses. The issue of how to deal with inexact reporting (i.e. p&lt; rather than p=) and rounding were major considerations when selecting our bins. Another major consideration was being able to detect p-hacking in the presence of strong evidential value (i.e. if most p-0values document tests where the true effect size is non-zero, the distribution of p values will show right skew, hindering our power to detect p-hacking, which tends to add left skew). </text:p>
      <text:p text:style-name="P3">To avoid issues associated with two decimal reporting, the edges of our bins did not contain p values that could be exactly expressed in a number given to two decimal places; that is, the bins excluded numbers like 0.04. The bin ranges were: <text:span text:style-name="T3">0.04 </text:span><text:span text:style-name="T4">&lt; </text:span><text:span text:style-name="T5">p </text:span><text:span text:style-name="T4">&lt; </text:span><text:span text:style-name="T3">0.045 (lower bin), and 0.045 </text:span><text:span text:style-name="T4">&lt; </text:span><text:span text:style-name="T3">p </text:span><text:span text:style-name="T4">&lt; </text:span><text:span text:style-name="T3">0.05 (upper bin). Our choice of bins does mean excluding values of p=0.05 however, which the authors comment suggests makes our analysis more conservative.</text:span></text:p>
      <text:p text:style-name="P3"><text:span text:style-name="T3">In order to enable inclusion of p-values equal to 0.05 Dr. Hartgerink instead chooses to compare bins that both include p-values reported to two decimal places (lower bin: 0.03875-0.04, upper bin 0.04875-0.05). The choice of these bins raises two important issues: 1) It assumes that studies are equally likely to round to 0.04 as they are to 0.05. Given that 0.05 is the threshold of significance and 0.04 is not, we think it is reasonable to believe that rounding rules may be applied differently around 0.04 and 0.05, and thus that it is unwise to include the numbers 0.04 and 0.05 in a test for p hacking. For instance, p-values that are just under 0.05 may be more likely to be reported as &lt;0.05 than rounded up to 0.05 (and thus disappear from our dataset), whereas p-values that are just under 0.04 are more likely to be rounded up than reported as &lt;0.04. This bias in reporting practice would cause a dearth of p values in the upper bin, and hence mask evidence of p-hacking (this is likely one of the reasons that Dr. Hartgerink’s test did not produce the same evidence for p hacking as ours). 2) The use of bins that are not directly next to each other makes it more difficult to detect p-hacking when there is evidential value (i.e. data in which there is a true effect). Evidential value leads to a strong right skew in the distribution of p-values. P-hacking leads to a left skew in p-values just below 0.05. When these two distributions are combined strong evidential value can mask p-hacking even if it is prevalent. <text:s/>To be sensitive to p-hacking in the face of strong evidential value, a test must include bins as close to 0.05 as possible. While this doesn’t make the authors choice of bins wrong, it does make them less sensitive to p-hacking and it is not surprising that he did not find p-hacking using these bins.</text:span></text:p>
      <text:p text:style-name="P3"><text:span text:style-name="T3">Given the issues with assigning upper and lower bins for comparison outlined above, we believe our </text:span><text:soft-page-break/><text:span text:style-name="T3">analysis is a better way to detect p-hacking than the one outlined in the comment. </text:span></text:p>
      <text:p text:style-name="P2"/>
      <text:p text:style-name="P3"><text:span text:style-name="T3">Megan Head, Luke Holman, Rob Lanfear &amp; Michael Jennions</text:span></text:p>
      <text:p text:style-name="P3"><text:span text:style-name="T3">***</text:span></text:p>
      <text:p text:style-name="P5"><text:span text:style-name="T1">[Response to reviewer 2 remark #3]</text:span></text:p>
      <text:p text:style-name="P5"><text:span text:style-name="T1">I thank the reviewers for their analysis of their own considerations and constructive comments on my analyses. The selection of .04 &lt; p &lt; .045 and .045 &lt; p &lt; .05 does indeed remove the second decimal from all analyses, but this analytic choice seems dependent on researchers interpreting only p &lt; .05 as significant. The reviewers seemed to agree with changing the selection criterion to p ≤ .05 (see remark #1 by the reviewers), but apparently stick to their analyses choices under the p &lt; .05 framework. </text:span></text:p>
      <text:p text:style-name="P5"><text:span text:style-name="T1"><text:tab/>Their critique of more rounding occurring at .05 than at .04 seems plausible and I inspected a recent paper by Krawczyk (2015) in PLOS ONE to see whether this notion is supported by data. It seems there is some evidence (Fig 5 of Krawczyk, 2015; see </text:span><text:a xlink:type="simple" xlink:href="http://journals.plos.org/plosone/article?id=10.1371/journal.pone.0127872#pone-0127872-g005" text:style-name="Internet_20_link" text:visited-style-name="Visited_20_Internet_20_Link"><text:span text:style-name="T1">here</text:span></text:a><text:span text:style-name="T1">), but this difference is not large. Hence, this is a valid point which I added as a limitation, but I note this also affects the original paper by Head et al by eliminating those values which, if not rounded, would be included in their selection. This limitation reads “the selection of only exactly reported p-values might have distorted the p-value distribution due to minor rounding biases. Previous research has indicated that p-values are somewhat more likely to be rounded to .05 rather than to .04 [18]. Therefore, selecting only exactly reported p-values might cause an underrepresentation of .05 values, because p-values are more frequently rounded and reported as &lt; .05 instead of exactly (e.g., p = .046). This limitation also applies to the original paper by Head et al. and is therefore a general, albeit minor, limitation to analyzing p-value distributions.” This addition is found on pages 6-7 lines 19-3 (across pages).</text:span></text:p>
      <text:p text:style-name="P5"><text:span text:style-name="T1"><text:tab/>Additionally, the reviewers postulate the difficulty of detecting p-hacking when there is evidential value. This is more a remark of the method of detecting p-hacking via a peak of p-values than a remark of my bin selection. P-hacking only creates left skew when specific behaviors occur (e.g., optional stopping) in specific circumstances (e.g., under the null hypothesis). This was also the main comment of reviewer #1 to which I refer for my adjustments. I fully agree and note this also applies to the original paper. </text:span></text:p>
      <text:p text:style-name="P8"><text:span text:style-name="T1">Finally, the reviewers postulate that the inability to detect p-hacking is due to using non-adjacent bins in light of evidential value. In response to this, I ran the original analysis but included the second decimal to take into account reporting bias, i.e.,.04 ≤ p &lt; .045 vs .045 &lt; p ≤ .05. This also indicates no evidence for p-hacking, despite using adjacent bins (proportion final bin: .457). I added this connotation as a limitation on page 6 lines 14-19, which reads as follows:</text:span></text:p>
      <text:p text:style-name="P8"><text:span text:style-name="T1">“In this reanalysis two minor limitations remain with respect to the data analysis. First, selecting the bins just below .04 and .05 results in selecting non-adjacent bins. Hence, the test might be less sensitive to detecting left-skew p-hacking. In light of this limitation I ran the original analysis from Head et al., but included the second decimal, which resulted in the comparison of .04 ≤ p &lt; .045 versus .045 &lt; p ≤ .05. This analysis also yielded no evidence for left-skew p-hacking, Prop. = .457, p &gt; .999, BF10 &lt; .001.”</text:span></text:p>
      <text:p text:style-name="P4"/>
      <text:p text:style-name="P6"><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vOT1ef757c0" svg:font-family="AdvOT1ef757c0" style:font-family-generic="system" style:font-pitch="variable"/>
    <style:font-face style:name="AdvOT7d6df7ab.I" svg:font-family="AdvOT7d6df7ab.I" style:font-family-generic="system" style:font-pitch="variable"/>
    <style:font-face style:name="AdvP4C4E51" svg:font-family="AdvP4C4E51"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alibri" fo:font-family="Calibri" style:font-family-generic="roman" style:font-pitch="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jh </meta:initial-creator>
    <meta:creation-date>2016-01-25T10:11:48.907343600</meta:creation-date>
    <dc:date>2016-01-25T10:16:18.281152278</dc:date>
    <dc:creator>chjh </dc:creator>
    <meta:editing-duration>PT4M29S</meta:editing-duration>
    <meta:editing-cycles>1</meta:editing-cycles>
    <meta:document-statistic meta:table-count="0" meta:image-count="0" meta:object-count="0" meta:page-count="6" meta:paragraph-count="74" meta:word-count="3857" meta:character-count="22471" meta:non-whitespace-character-count="18670"/>
    <meta:generator>LibreOffice/5.0.4.2$Linux_X86_64 LibreOffice_project/00$Build-2</meta:generator>
  </office:meta>
</office:document-meta>
</file>